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ftRefFileCache.getMemoryCach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RefFileCache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FileCach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FileCache.containsKey( @ NonNullable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FileCache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ftRefFileCache.remove( @ NonNullable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FileCach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FileCache.get( @ NonNullable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ftRefFileCache.SoftRefFileCache( @ NonNullable String name , @ NonNullable Class &lt; V &gt;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ftRefFileCache.doPut( @ NonNullable String key , @ NonNullable V valu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">
            <text:p text:style-name="Table_20_Contents">5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SoftRefFileCache.put( @ NonNullable String key , @ NonNullable V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ftRefFileCache.doRemove( @ NonNullable String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ftRefFileCache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RefFileCache.publishFlushKey( @ NonNullable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ftRefFileCach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oftRefFileCache.doGet( String key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oftRefFileCache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FileCache.setConfig( PerCache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FileCache.getCacheDi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ftRefFileCache.get( @ NonNullable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FileCache.containsValue( @ Non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FileCache.remove( @ NonNullable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ftRefFileCache.memoryContainsValue( @ NonNullable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ftRefFileCache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FileCach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FileCache.get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FileCache.SoftRefFileCache( @ NonNullable String name , @ NonNullable Class &lt; V &gt; valueType ,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ftRefFileCache.putAll( @ NonNullable Map &lt; ? extends String , ? extends V &gt;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RefFileCache.memoryEntry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ftRefFileCache.SoftRefFileCache( @ NonNullable String name , @ NonNullable Class &lt; V &gt; valueType , int initialCapacity , float loadFactor , int concurrency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ftRefFileCache.addCacheChangeListener( @ NonNullable ICacheChangeListener &lt; V &gt;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FileCache.memory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ftRefFileCache.isMemoryCache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RefFileCache.removeCacheChangeListener( @ NonNullable ICacheChangeListener &lt; V &gt;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FileCache.isCacheDir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ftRefFileCache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